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076cm" draw:marker-end-width="0.076cm" draw:fill="solid" draw:fill-color="#b2b2b2" draw:textarea-horizontal-align="justify" draw:textarea-vertical-align="middle" draw:auto-grow-height="false" fo:min-height="5.288cm" fo:min-width="2.879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svg:stroke-width="0.051cm" svg:stroke-color="#000000" draw:marker-start-width="0.076cm" draw:marker-end-width="0.0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1cm" svg:stroke-color="#000000" draw:marker-start-width="0.076cm" draw:marker-end-width="0.076cm" draw:fill="none" draw:fill-color="#ffffff" fo:min-height="1.272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076cm" draw:marker-end-width="0.076cm" draw:fill="solid" draw:fill-color="#b2b2b2" draw:textarea-horizontal-align="justify" draw:textarea-vertical-align="middle" draw:auto-grow-height="false" fo:min-height="3.891cm" fo:min-width="4.149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solid" svg:stroke-width="0.051cm" svg:stroke-color="#000000" draw:marker-start-width="0.076cm" draw:marker-end-width="0.076cm" draw:fill="none" draw:fill-color="#ffffff" fo:min-height="0.764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b2b2b2"/>
      <style:paragraph-properties fo:text-align="center" style:writing-mode="lr-tb"/>
      <style:text-properties style:font-name="Calibri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alibri" fo:font-size="36pt" style:font-size-asian="36pt" style:font-size-complex="36pt"/>
    </style:style>
    <style:style style:name="T1" style:family="text">
      <style:text-properties style:font-name="Calibri" fo:font-size="32pt" style:font-size-asian="32pt" style:font-size-complex="32pt"/>
    </style:style>
    <style:style style:name="T2" style:family="text">
      <style:text-properties style:font-name="Calibri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5.588cm" svg:x="4.764cm" svg:y="4.864cm">
          <text:p text:style-name="P1"><text:span text:style-name="T1">F_DI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605cm" svg:y1="9.817cm" svg:x2="4.764cm" svg:y2="9.817cm">
          <text:p/>
        </draw:line>
        <draw:custom-shape draw:style-name="gr3" draw:text-style-name="P3" draw:layer="layout" svg:width="0.889cm" svg:height="0.762cm" draw:transform="rotate (-1.5707963267949) translate (5.526cm 9.3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8.206cm" svg:y1="5.317cm" svg:x2="10.365cm" svg:y2="5.317cm">
          <text:p/>
        </draw:line>
        <draw:line draw:style-name="gr2" draw:text-style-name="P3" draw:layer="layout" svg:x1="8.207cm" svg:y1="6.351cm" svg:x2="10.366cm" svg:y2="6.351cm">
          <text:p/>
        </draw:line>
        <draw:line draw:style-name="gr2" draw:text-style-name="P3" draw:layer="layout" svg:x1="8.208cm" svg:y1="7.386cm" svg:x2="10.367cm" svg:y2="7.386cm">
          <text:p/>
        </draw:line>
        <draw:line draw:style-name="gr2" draw:text-style-name="P3" draw:layer="layout" svg:x1="8.209cm" svg:y1="8.42cm" svg:x2="10.368cm" svg:y2="8.42cm">
          <text:p/>
        </draw:line>
        <draw:frame draw:style-name="gr4" draw:text-style-name="P4" draw:layer="layout" svg:width="2.538cm" svg:height="1.572cm" svg:x="0.094cm" svg:y="9.067cm">
          <draw:text-box>
            <text:p><text:span text:style-name="T2">CLK</text:span></text:p>
          </draw:text-box>
        </draw:frame>
        <draw:custom-shape draw:style-name="gr5" draw:text-style-name="P2" draw:layer="layout" svg:width="4.699cm" svg:height="4.191cm" svg:x="10.352cm" svg:y="4.864cm">
          <text:p text:style-name="P1"><text:span text:style-name="T1">4-to-1 MU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011cm" svg:y1="4.872cm" svg:x2="11.011cm" svg:y2="2.713cm">
          <text:p/>
        </draw:line>
        <draw:line draw:style-name="gr2" draw:text-style-name="P3" draw:layer="layout" svg:x1="11.811cm" svg:y1="4.873cm" svg:x2="11.811cm" svg:y2="2.714cm">
          <text:p/>
        </draw:line>
        <draw:frame draw:style-name="gr4" draw:text-style-name="P4" draw:layer="layout" svg:width="2.411cm" svg:height="1.572cm" svg:x="10.2cm" svg:y="1.133cm">
          <draw:text-box>
            <text:p><text:span text:style-name="T2">SEL</text:span></text:p>
          </draw:text-box>
        </draw:frame>
        <draw:line draw:style-name="gr2" draw:text-style-name="P3" draw:layer="layout" svg:x1="15.107cm" svg:y1="5.317cm" svg:x2="17.266cm" svg:y2="5.317cm">
          <text:p/>
        </draw:line>
        <draw:frame draw:style-name="gr6" draw:text-style-name="P4" draw:layer="layout" svg:width="2.919cm" svg:height="1.572cm" svg:x="17.212cm" svg:y="4.462cm">
          <draw:text-box>
            <text:p><text:span text:style-name="T2">OU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1-30T12:28:43.282595937</meta:creation-date>
    <dc:date>2021-11-30T12:38:58.528378985</dc:date>
    <meta:editing-duration>PT10M15S</meta:editing-duration>
    <meta:editing-cycles>2</meta:editing-cycles>
    <meta:generator>LibreOffice/7.2.3.2$Linux_X86_64 LibreOffice_project/20$Build-2</meta:generator>
    <meta:document-statistic meta:object-count="14"/>
  </office:meta>
</office:document-meta>
</file>